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A00000006AB7D86D9E38E1ADCF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Flag_5f_of_5f_Italy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3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r6" style:family="presentation" style:parent-style-name="Standard-outline1">
      <style:graphic-properties fo:min-height="8.883cm"/>
      <style:paragraph-properties style:writing-mode="lr-tb"/>
    </style:style>
    <style:style style:name="pr7" style:family="presentation" style:parent-style-name="Standard-title" style:list-style-name="L1">
      <style:graphic-properties fo:min-height="2.629cm"/>
      <style:paragraph-properties style:writing-mode="lr-tb"/>
    </style:style>
    <style:style style:name="pr8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1" style:family="paragraph">
      <style:text-properties fo:language="fr" fo:country="FR"/>
    </style:style>
    <style:style style:name="P2" style:family="paragraph">
      <loext:graphic-properties draw:fill-color="#ffffff"/>
      <style:text-properties fo:font-size="32pt" fo:language="fr" fo:country="FR"/>
    </style:style>
    <style:style style:name="P3" style:family="paragraph">
      <loext:graphic-properties draw:fill-color="#ffffff"/>
      <style:text-properties fo:language="fr" fo:country="FR"/>
    </style:style>
    <style:style style:name="P4" style:family="paragraph">
      <loext:graphic-properties draw:fill-color="#ffffff"/>
      <style:text-properties fo:font-size="20pt" fo:language="fr" fo:country="FR"/>
    </style:style>
    <style:style style:name="P5" style:family="paragraph">
      <style:paragraph-properties fo:text-align="center"/>
      <style:text-properties fo:language="fr" fo:country="F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1cm" svg:height="2.629cm" svg:x="1.399cm" svg:y="0.627cm" presentation:class="title" presentation:user-transformed="true">
          <draw:text-box>
            <text:p text:style-name="P1">Projet Tulle - SOM</text:p>
          </draw:text-box>
        </draw:frame>
        <draw:frame presentation:style-name="pr2" draw:text-style-name="P2" draw:layer="layout" svg:width="25.191cm" svg:height="9.133cm" svg:x="1.47cm" svg:y="3.68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1cm" svg:height="2.629cm" svg:x="1.399cm" svg:y="0.627cm" presentation:class="title">
          <draw:text-box>
            <text:p text:style-name="P1">Choix Technique</text:p>
          </draw:text-box>
        </draw:frame>
        <draw:frame presentation:style-name="pr5" draw:text-style-name="P1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text:style-name="P1">SQLite: SGBD relationel self-contained </text:p>
              </text:list-item>
              <text:list-item>
                <text:p text:style-name="P1">Qt5</text:p>
              </text:list-item>
              <text:list-item>
                <text:p text:style-name="P1">C++ 17</text:p>
              </text:list-item>
              <text:list-item>
                <text:p text:style-name="P1">Qt Designer</text:p>
              </text:list-item>
              <text:list-item>
                <text:p text:style-name="P1">Git/Github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1" draw:layer="layout" svg:width="25.191cm" svg:height="2.629cm" svg:x="1.479cm" svg:y="1.181cm" presentation:class="title" presentation:user-transformed="true">
          <draw:text-box>
            <text:p text:style-name="P1">Difficultés Rencontrées</text:p>
          </draw:text-box>
        </draw:frame>
        <draw:frame presentation:style-name="pr6" draw:text-style-name="P1" draw:layer="layout" svg:width="22.86cm" svg:height="12.191cm" svg:x="2.54cm" svg:y="3.684cm" presentation:class="outline" presentation:user-transformed="true">
          <draw:text-box draw:corner-radius="1.141cm">
            <text:list text:style-name="L2">
              <text:list-item>
                <text:p text:style-name="P1">MySQL</text:p>
              </text:list-item>
              <text:list-item>
                <text:p text:style-name="P1">Manque de documentation et de tutoriel sur Qt</text:p>
              </text:list-item>
              <text:list-item>
                <text:p text:style-name="P1">Partage des données entre fenêtre</text:p>
              </text:list-item>
              <text:list-item>
                <text:p text:style-name="P1">Obligé de convertir les types standard en types Qt</text:p>
              </text:list-item>
              <text:list-item>
                <text:p text:style-name="P1">Consigne initiale non-intuitive</text:p>
              </text:list-item>
              <text:list-item>
                <text:p text:style-name="P1">Rapport temps/taille</text:p>
              </text:list-item>
              <text:list-item>
                <text:p text:style-name="P1">Code Spaghetti <text:s/>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1" draw:layer="layout" svg:width="25.191cm" svg:height="2.629cm" svg:x="1.399cm" svg:y="0.627cm" presentation:class="title">
          <draw:text-box>
            <text:p text:style-name="P1">Solutions</text:p>
          </draw:text-box>
        </draw:frame>
        <draw:frame presentation:style-name="pr6" draw:text-style-name="P1" draw:layer="layout" svg:width="22.225cm" svg:height="12.191cm" svg:x="2.54cm" svg:y="3.684cm" presentation:class="outline" presentation:user-transformed="true">
          <draw:text-box>
            <text:list text:style-name="L2">
              <text:list-item>
                <text:p text:style-name="P1">SQLite</text:p>
              </text:list-item>
              <text:list-item>
                <text:p text:style-name="P1">Persévérance et Nuits Blanches</text:p>
              </text:list-item>
              <text:list-item>
                <text:p text:style-name="P1">Usage de classe “session” stockant les objets</text:p>
              </text:list-item>
              <text:list-item>
                <text:p text:style-name="P1">Ajout de fonctionnalités non demandées</text:p>
              </text:list-item>
              <text:list-item>
                <text:p text:style-name="P1">Changer les données en base directement dans le model </text:p>
                <text:p text:style-name="P1"/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1" draw:layer="layout" svg:width="25.191cm" svg:height="2.629cm" svg:x="1.399cm" svg:y="0.627cm" presentation:class="title">
          <draw:text-box>
            <text:p text:style-name="P1">Fonctionnalité – Login</text:p>
          </draw:text-box>
        </draw:frame>
        <draw:frame presentation:style-name="pr6" draw:text-style-name="P1" draw:layer="layout" svg:width="25.191cm" svg:height="9.133cm" svg:x="1.399cm" svg:y="3.684cm" presentation:class="outline">
          <draw:text-box>
            <text:list text:style-name="L2">
              <text:list-item>
                <text:p text:style-name="P1">Se connecter</text:p>
              </text:list-item>
              <text:list-item>
                <text:p text:style-name="P1">Renvois vers la bonne interface</text:p>
              </text:list-item>
              <text:list-item>
                <text:p text:style-name="P1">Mot de passe chiffré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1" draw:layer="layout" svg:width="25.191cm" svg:height="2.629cm" svg:x="1.399cm" svg:y="0.627cm" presentation:class="title">
          <draw:text-box>
            <text:p text:style-name="P1">Fonctionnalités - Administrateur</text:p>
          </draw:text-box>
        </draw:frame>
        <draw:frame presentation:style-name="pr6" draw:text-style-name="P1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text:style-name="P1">Ajouter utilisateurs (tout types)</text:p>
              </text:list-item>
              <text:list-item>
                <text:p text:style-name="P1">Consulter les statistiques d’un chauffeur et de ses trajets</text:p>
              </text:list-item>
              <text:list-item>
                <text:p text:style-name="P1">Consulter les statistiques d’un dispatcher</text:p>
              </text:list-item>
              <text:list-item>
                <text:p text:style-name="P1">Consulter la liste des colis non attribués</text:p>
              </text:list-item>
              <text:list-item>
                <text:p text:style-name="P1">Attribuer un colis à un dispatche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7" draw:text-style-name="P5" draw:layer="layout" svg:width="25.191cm" svg:height="2.629cm" svg:x="1.399cm" svg:y="0.627cm" presentation:class="title" presentation:user-transformed="true">
          <draw:text-box>
            <text:p text:style-name="P5">Fonctionnalités - Dispatcher</text:p>
          </draw:text-box>
        </draw:frame>
        <draw:frame presentation:style-name="pr6" draw:text-style-name="P1" draw:layer="layout" svg:width="25.191cm" svg:height="9.133cm" svg:x="1.399cm" svg:y="3.684cm" presentation:class="outline">
          <draw:text-box>
            <text:list text:style-name="L2">
              <text:list-item>
                <text:p text:style-name="P1">Créer de nouveaux colis</text:p>
              </text:list-item>
              <text:list-item>
                <text:p text:style-name="P1">Dispatcher les colis selon les trajets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8" draw:text-style-name="P5" draw:layer="layout" svg:width="25.191cm" svg:height="2.629cm" svg:x="1.399cm" svg:y="0.627cm" presentation:class="title">
          <draw:text-box>
            <text:p text:style-name="P5">Fonctionnalités – Chauffeur<text:tab/></text:p>
          </draw:text-box>
        </draw:frame>
        <draw:frame presentation:style-name="pr6" draw:text-style-name="P1" draw:layer="layout" svg:width="25.191cm" svg:height="9.133cm" svg:x="1.399cm" svg:y="3.684cm" presentation:class="outline">
          <draw:text-box>
            <text:list text:style-name="L2">
              <text:list-item>
                <text:p text:style-name="P1">Ajout/Modification/Suppression de trajet</text:p>
              </text:list-item>
              <text:list-item>
                <text:p text:style-name="P1">Consulter les colis d’un trajet</text:p>
              </text:list-item>
              <text:list-item>
                <text:p text:style-name="P1">Validation d’un trajet</text:p>
              </text:list-item>
              <text:list-item>
                <text:p text:style-name="P1">Mettre à jour le statut d’un traje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Flag_5f_of_5f_Italy" draw:display-name="Flag_of_Italy" xlink:href="Pictures/1000020100000A00000006AB7D86D9E38E1ADCF2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1" draw:fill="none" draw:fill-gradient-name="Gradient_20_1" draw:fill-hatch-name="Red_20_90_20_Degrees_20_Crossed_20_1" draw:fill-image-name="Bitmap_20_1" draw:opacity="90%" draw:shadow-opacity="9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éro&gt;</text:page-number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Standard" style:page-layout-name="PM1" draw:style-name="Mdp1">
      <draw:frame presentation:style-name="Standard-title" draw:layer="backgroundobjects" svg:width="25.191cm" svg:height="2.629cm" svg:x="1.399cm" svg:y="0.627cm" presentation:class="title" presentation:placeholder="true">
        <draw:text-box/>
      </draw:frame>
      <draw:frame presentation:style-name="Standard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24T17:11:21.247000000</meta:creation-date>
    <dc:date>2023-04-24T17:49:41.854000000</dc:date>
    <meta:editing-duration>PT2M9S</meta:editing-duration>
    <meta:editing-cycles>1</meta:editing-cycles>
    <meta:document-statistic meta:object-count="53"/>
    <meta:generator>LibreOffice/7.1.1.2$Windows_X86_64 LibreOffice_project/fe0b08f4af1bacafe4c7ecc87ce55bb426164676</meta:generator>
  </office:meta>
</office:document-meta>
</file>